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1.66pt"/>
    </style:style>
    <style:style style:name="co2" style:family="table-column">
      <style:table-column-properties fo:break-before="auto" style:column-width="18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17.94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table:number-columns-repeated="14"/>
          <table:table-cell table:number-columns-repeated="1010"/>
        </table:table-row>
        <table:table-row table:style-name="ro2">
          <table:table-cell table:style-name="ce1"/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D</text:p>
          </table:table-cell>
          <table:table-cell table:number-columns-repeated="5" table:style-name="ce2" office:value-type="string" calcext:value-type="string">
            <text:p>C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A</text:p>
          </table:table-cell>
          <table:table-cell table:number-columns-repeated="1009"/>
        </table:table-row>
        <table:table-row table:style-name="ro2">
          <table:table-cell table:style-name="ce1"/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R</text:p>
          </table:table-cell>
          <table:table-cell table:number-columns-repeated="3" table:style-name="ce2" office:value-type="string" calcext:value-type="string">
            <text:p>C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B</text:p>
          </table:table-cell>
          <table:table-cell table:number-columns-repeated="1009"/>
        </table:table-row>
        <table:table-row table:style-name="ro2">
          <table:table-cell table:style-name="ce1"/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D</text:p>
          </table:table-cell>
          <table:table-cell table:number-columns-repeated="4" table:style-name="ce2" office:value-type="string" calcext:value-type="string">
            <text:p>C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A</text:p>
          </table:table-cell>
          <table:table-cell table:number-columns-repeated="1009"/>
        </table:table-row>
        <table:table-row table:style-name="ro2">
          <table:table-cell table:style-name="ce1"/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A</text:p>
          </table:table-cell>
          <table:table-cell table:number-columns-repeated="3" table:style-name="ce2" office:value-type="string" calcext:value-type="string">
            <text:p>B</text:p>
          </table:table-cell>
          <table:table-cell table:style-name="ce2" office:value-type="string" calcext:value-type="string">
            <text:p>K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A</text:p>
          </table:table-cell>
          <table:table-cell table:formula="of:=COUNTIF([.B2:.O5]; [.B7])"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B</text:p>
          </table:table-cell>
          <table:table-cell table:formula="of:=COUNTIF([.B2:.O5]; [.B8])"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Z</text:p>
          </table:table-cell>
          <table:table-cell table:formula="of:=COUNTIF([.B2:.O5]; [.B9])"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R</text:p>
          </table:table-cell>
          <table:table-cell table:formula="of:=COUNTIF([.B2:.O5]; [.B10])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Q</text:p>
          </table:table-cell>
          <table:table-cell table:formula="of:=COUNTIF([.B2:.O5]; [.B11])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K</text:p>
          </table:table-cell>
          <table:table-cell table:formula="of:=COUNTIF([.B2:.O5]; [.B12])"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C</text:p>
          </table:table-cell>
          <table:table-cell table:formula="of:=COUNTIF([.B2:.O5]; [.B13])"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T</text:p>
          </table:table-cell>
          <table:table-cell table:formula="of:=COUNTIF([.B2:.O5]; [.B14])"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</text:p>
          </table:table-cell>
          <table:table-cell table:formula="of:=COUNTIF([.B2:.O5]; [.B15])"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formula="of:=SUM([.C7:.C15])" office:value-type="float" office:value="56" calcext:value-type="float">
            <text:p>56</text:p>
          </table:table-cell>
          <table:table-cell table:number-columns-repeated="1021"/>
        </table:table-row>
        <table:table-row table:style-name="ro2" table:number-rows-repeated="1048545">
          <table:table-cell table:number-columns-repeated="102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8-03">00/00/0000</text:date>, <text:time style:data-style-name="N2" text:time-value="12:12:30.7492898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8-03T11:14:31.006681791</meta:creation-date>
    <dc:date>2024-08-03T13:32:17.660512655</dc:date>
    <meta:editing-duration>PT1H31M49S</meta:editing-duration>
    <meta:editing-cycles>3</meta:editing-cycles>
    <meta:generator>LibreOffice/5.1.6.2$Linux_X86_64 LibreOffice_project/10m0$Build-2</meta:generator>
    <meta:document-statistic meta:table-count="1" meta:cell-count="75" meta:object-count="0"/>
  </office:meta>
</office:document-meta>
</file>